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monospace" fo:font-size="12pt" officeooo:rsid="0043cbb3" officeooo:paragraph-rsid="000bceaf" style:font-size-asian="12pt" style:font-size-complex="12pt"/>
    </style:style>
    <style:style style:name="P2" style:family="paragraph" style:parent-style-name="Standard">
      <style:text-properties style:font-name="monospace" officeooo:rsid="008c3a67" officeooo:paragraph-rsid="000bceaf"/>
    </style:style>
    <style:style style:name="P3" style:family="paragraph" style:parent-style-name="Standard">
      <style:text-properties style:font-name="monospace" officeooo:rsid="00913bc2" officeooo:paragraph-rsid="000bceaf"/>
    </style:style>
    <style:style style:name="P4" style:family="paragraph" style:parent-style-name="Standard">
      <style:text-properties style:font-name="monospace" officeooo:paragraph-rsid="000bceaf"/>
    </style:style>
    <style:style style:name="P5" style:family="paragraph" style:parent-style-name="Standard">
      <style:text-properties style:font-name="monospace" officeooo:rsid="0049a882" officeooo:paragraph-rsid="001a4f35"/>
    </style:style>
    <style:style style:name="P6" style:family="paragraph" style:parent-style-name="Standard">
      <style:text-properties style:font-name="monospace" officeooo:rsid="0049a882" officeooo:paragraph-rsid="00244a1b"/>
    </style:style>
    <style:style style:name="P7" style:family="paragraph" style:parent-style-name="Standard">
      <style:text-properties style:font-name="monospace" officeooo:rsid="0049a882" officeooo:paragraph-rsid="00250034"/>
    </style:style>
    <style:style style:name="P8" style:family="paragraph" style:parent-style-name="Standard">
      <style:paragraph-properties fo:break-before="page"/>
      <style:text-properties officeooo:paragraph-rsid="000bceaf"/>
    </style:style>
    <style:style style:name="P9" style:family="paragraph" style:parent-style-name="Standard">
      <style:text-properties officeooo:paragraph-rsid="000bceaf"/>
    </style:style>
    <style:style style:name="P10" style:family="paragraph" style:parent-style-name="Standard">
      <style:text-properties officeooo:rsid="000bceaf" officeooo:paragraph-rsid="000bceaf"/>
    </style:style>
    <style:style style:name="P11" style:family="paragraph" style:parent-style-name="Standard">
      <style:paragraph-properties fo:line-height="150%"/>
      <style:text-properties officeooo:rsid="00913bc2" officeooo:paragraph-rsid="000bceaf"/>
    </style:style>
    <style:style style:name="P12" style:family="paragraph" style:parent-style-name="Standard">
      <style:text-properties style:font-name="Arial1" fo:font-size="12pt" fo:font-weight="normal" officeooo:rsid="003fed63" officeooo:paragraph-rsid="000bcea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1" fo:font-size="12pt" officeooo:rsid="0043cbb3" officeooo:paragraph-rsid="000bceaf" style:font-size-asian="12pt" style:font-size-complex="12pt"/>
    </style:style>
    <style:style style:name="P14" style:family="paragraph" style:parent-style-name="Standard">
      <style:text-properties style:font-name="Arial1" officeooo:rsid="0041588e" officeooo:paragraph-rsid="000bceaf"/>
    </style:style>
    <style:style style:name="P15" style:family="paragraph" style:parent-style-name="Text_20_body">
      <style:text-properties style:font-name="Arial1" fo:font-weight="normal" officeooo:rsid="00913bc2" officeooo:paragraph-rsid="00133ed8" style:font-weight-asian="normal" style:font-weight-complex="normal"/>
    </style:style>
    <style:style style:name="P16" style:family="paragraph" style:parent-style-name="Text_20_body">
      <style:text-properties style:font-name="Arial1" fo:font-weight="normal" officeooo:rsid="0013b54f" officeooo:paragraph-rsid="0013b54f" style:font-weight-asian="normal" style:font-weight-complex="normal"/>
    </style:style>
    <style:style style:name="P17" style:family="paragraph" style:parent-style-name="Standard">
      <style:text-properties fo:font-weight="normal" officeooo:rsid="00499df8" officeooo:paragraph-rsid="000bceaf" style:font-weight-asian="normal" style:font-weight-complex="normal"/>
    </style:style>
    <style:style style:name="P18" style:family="paragraph" style:parent-style-name="Standard">
      <style:text-properties fo:color="#000000" loext:opacity="100%" style:font-name="Arial1" fo:font-size="12pt" officeooo:rsid="00478c64" officeooo:paragraph-rsid="000bceaf" fo:background-color="#ffffff" style:font-size-asian="12pt" style:font-size-complex="12pt"/>
    </style:style>
    <style:style style:name="P19" style:family="paragraph" style:parent-style-name="Standard">
      <style:text-properties style:use-window-font-color="true" loext:opacity="0%" style:font-name="Courier New" fo:font-size="14pt" fo:font-weight="bold" officeooo:rsid="0052b262" officeooo:paragraph-rsid="000bceaf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" fo:font-size="14.1000003814697pt" fo:font-weight="bold" officeooo:rsid="001a4f35" officeooo:paragraph-rsid="000bceaf" style:font-name-asian="Arial Unicode MS" style:font-size-asian="14.1000003814697pt" style:font-weight-asian="bold" style:font-name-complex="Mangal" style:font-size-complex="14.1000003814697pt" style:font-weight-complex="bold"/>
    </style:style>
    <style:style style:name="P21" style:family="paragraph" style:parent-style-name="Standard">
      <style:text-properties style:font-name="Arial" officeooo:rsid="001225a7" officeooo:paragraph-rsid="001a4f35"/>
    </style:style>
    <style:style style:name="P22" style:family="paragraph" style:parent-style-name="Text_20_body">
      <style:text-properties style:font-name="Courier New" fo:font-weight="normal" officeooo:paragraph-rsid="000bceaf" style:font-weight-asian="normal" style:font-weight-complex="normal"/>
    </style:style>
    <style:style style:name="P23" style:family="paragraph" style:parent-style-name="Text_20_body">
      <style:text-properties officeooo:rsid="00133ed8" officeooo:paragraph-rsid="00133ed8"/>
    </style:style>
    <style:style style:name="P24" style:family="paragraph" style:parent-style-name="Text_20_body">
      <style:paragraph-properties fo:margin-top="0cm" fo:margin-bottom="0.499cm" style:contextual-spacing="false"/>
    </style:style>
    <style:style style:name="P25" style:family="paragraph" style:parent-style-name="Text_20_body" style:list-style-name="">
      <style:text-properties officeooo:rsid="00913bc2" officeooo:paragraph-rsid="000bceaf"/>
    </style:style>
    <style:style style:name="P26" style:family="paragraph" style:parent-style-name="Heading_20_3">
      <style:text-properties officeooo:paragraph-rsid="000bceaf"/>
    </style:style>
    <style:style style:name="P27" style:family="paragraph" style:parent-style-name="Heading_20_3">
      <style:text-properties officeooo:paragraph-rsid="00133ed8"/>
    </style:style>
    <style:style style:name="P28" style:family="paragraph" style:parent-style-name="Standard" style:list-style-name="L1">
      <style:paragraph-properties fo:line-height="150%"/>
      <style:text-properties officeooo:paragraph-rsid="000bceaf"/>
    </style:style>
    <style:style style:name="P29" style:family="paragraph" style:parent-style-name="Standard" style:list-style-name="L1">
      <style:paragraph-properties fo:line-height="150%"/>
      <style:text-properties officeooo:rsid="00a14efc" officeooo:paragraph-rsid="000bceaf"/>
    </style:style>
    <style:style style:name="P30" style:family="paragraph" style:parent-style-name="Standard" style:list-style-name="L1">
      <style:paragraph-properties fo:line-height="150%"/>
      <style:text-properties officeooo:rsid="003ca43a" officeooo:paragraph-rsid="000bceaf"/>
    </style:style>
    <style:style style:name="P31" style:family="paragraph" style:parent-style-name="Standard" style:list-style-name="L1">
      <style:paragraph-properties fo:line-height="150%"/>
      <style:text-properties officeooo:rsid="00913bc2" officeooo:paragraph-rsid="000bceaf"/>
    </style:style>
    <style:style style:name="P32" style:family="paragraph" style:parent-style-name="Standard" style:list-style-name="L1">
      <style:paragraph-properties fo:line-height="150%"/>
      <style:text-properties officeooo:rsid="009efcbc" officeooo:paragraph-rsid="000bceaf"/>
    </style:style>
    <style:style style:name="P33" style:family="paragraph" style:parent-style-name="Standard" style:list-style-name="L1">
      <style:paragraph-properties fo:line-height="150%"/>
      <style:text-properties officeooo:rsid="000f314d" officeooo:paragraph-rsid="000f314d"/>
    </style:style>
    <style:style style:name="P34" style:family="paragraph" style:parent-style-name="Standard" style:list-style-name="L1">
      <style:paragraph-properties fo:line-height="150%"/>
      <style:text-properties officeooo:rsid="000d5f60" officeooo:paragraph-rsid="000d5f60"/>
    </style:style>
    <style:style style:name="P35" style:family="paragraph" style:parent-style-name="Standard" style:list-style-name="L2">
      <style:text-properties style:font-name="monospace" officeooo:rsid="0049a882" officeooo:paragraph-rsid="00244a1b"/>
    </style:style>
    <style:style style:name="P36" style:family="paragraph" style:parent-style-name="Standard" style:list-style-name="L3">
      <style:text-properties style:font-name="monospace" officeooo:rsid="0049a882" officeooo:paragraph-rsid="00250034"/>
    </style:style>
    <style:style style:name="P37" style:family="paragraph" style:parent-style-name="Standard" style:list-style-name="L4">
      <style:text-properties officeooo:paragraph-rsid="00250034"/>
    </style:style>
    <style:style style:name="P38" style:family="paragraph" style:parent-style-name="Standard" style:list-style-name="L4">
      <style:text-properties officeooo:paragraph-rsid="00261e7c"/>
    </style:style>
    <style:style style:name="P39" style:family="paragraph" style:parent-style-name="Standard" style:list-style-name="L4">
      <style:text-properties officeooo:paragraph-rsid="002809d4"/>
    </style:style>
    <style:style style:name="P40" style:family="paragraph" style:parent-style-name="Standard" style:list-style-name="L4">
      <style:text-properties officeooo:rsid="002809d4" officeooo:paragraph-rsid="002809d4"/>
    </style:style>
    <style:style style:name="P41" style:family="paragraph" style:parent-style-name="Standard" style:list-style-name="L4">
      <style:text-properties officeooo:rsid="00289e6a" officeooo:paragraph-rsid="00289e6a"/>
    </style:style>
    <style:style style:name="P42" style:family="paragraph" style:parent-style-name="Standard" style:list-style-name="L4">
      <style:text-properties officeooo:rsid="002903c7" officeooo:paragraph-rsid="002903c7"/>
    </style:style>
    <style:style style:name="P43" style:family="paragraph" style:parent-style-name="Standard">
      <style:text-properties officeooo:paragraph-rsid="000bceaf"/>
    </style:style>
    <style:style style:name="P44" style:family="paragraph" style:parent-style-name="Standard">
      <style:text-properties style:font-name="Arial1" officeooo:paragraph-rsid="002fe9cd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ceaf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8pt" officeooo:rsid="0091c922" style:font-size-asian="8pt" style:font-size-complex="8pt"/>
    </style:style>
    <style:style style:name="T4" style:family="text">
      <style:text-properties style:font-name="Courier New" fo:font-size="8pt" officeooo:rsid="00250034" style:font-size-asian="8pt" style:font-size-complex="8pt"/>
    </style:style>
    <style:style style:name="T5" style:family="text">
      <style:text-properties style:font-name="Courier New" fo:font-size="8pt" officeooo:rsid="00261e7c" style:font-size-asian="8pt" style:font-size-complex="8pt"/>
    </style:style>
    <style:style style:name="T6" style:family="text">
      <style:text-properties style:font-name="Courier New" officeooo:rsid="00de2e2e"/>
    </style:style>
    <style:style style:name="T7" style:family="text">
      <style:text-properties style:font-name="Courier New" officeooo:rsid="00913bc2"/>
    </style:style>
    <style:style style:name="T8" style:family="text">
      <style:text-properties style:font-name="Courier New" fo:font-size="11pt" style:font-size-asian="11pt" style:font-size-complex="11pt"/>
    </style:style>
    <style:style style:name="T9" style:family="text">
      <style:text-properties style:font-name="Courier New" fo:font-size="11pt" officeooo:rsid="004f6ca0" style:font-size-asian="11pt" style:font-size-complex="11pt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officeooo:rsid="0041588e" style:font-size-asian="12pt" style:font-size-complex="12pt"/>
    </style:style>
    <style:style style:name="T12" style:family="text">
      <style:text-properties style:font-name="Courier New" fo:font-size="12pt" officeooo:rsid="00448e95" style:font-size-asian="12pt" style:font-size-complex="12pt"/>
    </style:style>
    <style:style style:name="T13" style:family="text">
      <style:text-properties style:font-name="Courier New" fo:font-size="12pt" officeooo:rsid="0047f620" style:font-size-asian="12pt" style:font-size-complex="12pt"/>
    </style:style>
    <style:style style:name="T14" style:family="text">
      <style:text-properties style:font-name="Courier New" officeooo:rsid="00158587"/>
    </style:style>
    <style:style style:name="T15" style:family="text">
      <style:text-properties style:font-name="Courier New" officeooo:rsid="001f728f"/>
    </style:style>
    <style:style style:name="T16" style:family="text">
      <style:text-properties style:font-name="Courier New" officeooo:rsid="002809d4"/>
    </style:style>
    <style:style style:name="T17" style:family="text">
      <style:text-properties officeooo:rsid="00078b2f"/>
    </style:style>
    <style:style style:name="T18" style:family="text">
      <style:text-properties fo:color="#000000" loext:opacity="100%" style:font-name="Courier New" fo:font-size="8pt" officeooo:rsid="0091c922" fo:background-color="#ffffff" loext:char-shading-value="0" style:font-size-asian="8pt" style:font-size-complex="8pt"/>
    </style:style>
    <style:style style:name="T19" style:family="text">
      <style:text-properties fo:color="#000000" loext:opacity="100%" style:font-name="Courier New" fo:font-size="8pt" officeooo:rsid="000bceaf" fo:background-color="#ffffff" loext:char-shading-value="0" style:font-size-asian="8pt" style:font-size-complex="8pt"/>
    </style:style>
    <style:style style:name="T20" style:family="text">
      <style:text-properties fo:color="#000000" loext:opacity="100%" style:font-name="Courier New" fo:background-color="#ffffff" loext:char-shading-value="0"/>
    </style:style>
    <style:style style:name="T21" style:family="text">
      <style:text-properties fo:color="#000000" loext:opacity="100%" style:font-name="Courier New" officeooo:rsid="00de2e2e" fo:background-color="#ffffff" loext:char-shading-value="0"/>
    </style:style>
    <style:style style:name="T22" style:family="text">
      <style:text-properties fo:color="#000000" loext:opacity="100%" style:font-name="Courier New" officeooo:rsid="0058c545" fo:background-color="#ffffff" loext:char-shading-value="0"/>
    </style:style>
    <style:style style:name="T23" style:family="text">
      <style:text-properties fo:color="#000000" loext:opacity="100%" style:font-name="Courier New" officeooo:rsid="002fe9cd" fo:background-color="#ffffff" loext:char-shading-value="0"/>
    </style:style>
    <style:style style:name="T24" style:family="text">
      <style:text-properties fo:color="#000000" loext:opacity="100%" style:font-name="Courier New" fo:font-size="12pt" fo:background-color="#ffffff" loext:char-shading-value="0" style:font-size-asian="12pt" style:font-size-complex="12pt"/>
    </style:style>
    <style:style style:name="T25" style:family="text">
      <style:text-properties fo:color="#000000" loext:opacity="100%" style:font-name="Courier New" fo:font-size="12pt" fo:font-weight="normal" officeooo:rsid="003fed63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Courier New" fo:font-weight="bold" officeooo:rsid="00de2e2e" fo:background-color="#ffffff" loext:char-shading-value="0" style:font-weight-asian="bold" style:font-weight-complex="bold"/>
    </style:style>
    <style:style style:name="T27" style:family="text">
      <style:text-properties fo:color="#000000" loext:opacity="100%" style:font-name="Courier New" fo:font-size="11pt" officeooo:rsid="004f6ca0" fo:background-color="#ffffff" loext:char-shading-value="0" style:font-size-asian="11pt" style:font-size-complex="11pt"/>
    </style:style>
    <style:style style:name="T28" style:family="text">
      <style:text-properties fo:color="#000000" loext:opacity="100%" style:font-name="Courier New" fo:font-size="10.5pt" officeooo:rsid="002fe9cd" fo:background-color="#ffffff" loext:char-shading-value="0" style:font-size-asian="10.5pt" style:font-size-complex="10.5pt"/>
    </style:style>
    <style:style style:name="T29" style:family="text">
      <style:text-properties fo:color="#000000" loext:opacity="100%" style:font-name="monospace" fo:font-weight="bold" officeooo:rsid="00de2e2e" fo:background-color="#ffffff" loext:char-shading-value="0" style:font-weight-asian="bold" style:font-weight-complex="bold"/>
    </style:style>
    <style:style style:name="T30" style:family="text">
      <style:text-properties fo:color="#000000" loext:opacity="100%" style:font-name="monospace" officeooo:rsid="00de2e2e" fo:background-color="#ffffff" loext:char-shading-value="0"/>
    </style:style>
    <style:style style:name="T31" style:family="text">
      <style:text-properties officeooo:rsid="0062d538" fo:background-color="#e8f2a1" loext:char-shading-value="0"/>
    </style:style>
    <style:style style:name="T32" style:family="text">
      <style:text-properties officeooo:rsid="005de3f5"/>
    </style:style>
    <style:style style:name="T33" style:family="text">
      <style:text-properties officeooo:rsid="0091c922"/>
    </style:style>
    <style:style style:name="T34" style:family="text">
      <style:text-properties officeooo:rsid="005bca4c"/>
    </style:style>
    <style:style style:name="T35" style:family="text">
      <style:text-properties officeooo:rsid="005d2ee0"/>
    </style:style>
    <style:style style:name="T36" style:family="text">
      <style:text-properties officeooo:rsid="0062d538"/>
    </style:style>
    <style:style style:name="T37" style:family="text">
      <style:text-properties officeooo:rsid="0097c30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a14efc" style:font-weight-asian="bold" style:font-weight-complex="bold"/>
    </style:style>
    <style:style style:name="T40" style:family="text">
      <style:text-properties fo:font-weight="bold" officeooo:rsid="00396a27" style:font-weight-asian="bold" style:font-weight-complex="bold"/>
    </style:style>
    <style:style style:name="T41" style:family="text">
      <style:text-properties fo:font-weight="bold" officeooo:rsid="0018dcce" style:font-weight-asian="bold" style:font-weight-complex="bold"/>
    </style:style>
    <style:style style:name="T42" style:family="text">
      <style:text-properties officeooo:rsid="00a14efc"/>
    </style:style>
    <style:style style:name="T43" style:family="text">
      <style:text-properties officeooo:rsid="00396a27"/>
    </style:style>
    <style:style style:name="T44" style:family="text">
      <style:text-properties officeooo:rsid="003ca43a"/>
    </style:style>
    <style:style style:name="T45" style:family="text">
      <style:text-properties officeooo:rsid="009d6500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50396b"/>
    </style:style>
    <style:style style:name="T48" style:family="text">
      <style:text-properties style:font-name="monospace"/>
    </style:style>
    <style:style style:name="T49" style:family="text">
      <style:text-properties style:font-name="monospace" officeooo:rsid="00578a33"/>
    </style:style>
    <style:style style:name="T50" style:family="text">
      <style:text-properties style:font-name="monospace" officeooo:rsid="004f6ca0"/>
    </style:style>
    <style:style style:name="T51" style:family="text">
      <style:text-properties style:font-name="monospace" officeooo:rsid="0050396b"/>
    </style:style>
    <style:style style:name="T52" style:family="text">
      <style:text-properties fo:color="#c9211e" loext:opacity="100%" fo:font-weight="normal" officeooo:rsid="00dbb3e8" style:font-weight-asian="normal" style:font-weight-complex="normal"/>
    </style:style>
    <style:style style:name="T53" style:family="text">
      <style:text-properties style:font-name="Arial1"/>
    </style:style>
    <style:style style:name="T54" style:family="text">
      <style:text-properties style:font-name="Arial1" officeooo:rsid="0055be23"/>
    </style:style>
    <style:style style:name="T55" style:family="text">
      <style:text-properties style:font-name="Arial1" officeooo:rsid="00dd14f1"/>
    </style:style>
    <style:style style:name="T56" style:family="text">
      <style:text-properties style:font-name="Arial1" officeooo:rsid="00578a33"/>
    </style:style>
    <style:style style:name="T57" style:family="text">
      <style:text-properties style:font-name="Arial1" officeooo:rsid="00913bc2"/>
    </style:style>
    <style:style style:name="T58" style:family="text">
      <style:text-properties style:font-name="Arial1" officeooo:rsid="00d9b565"/>
    </style:style>
    <style:style style:name="T59" style:family="text">
      <style:text-properties style:font-name="Arial1" style:text-underline-style="solid" style:text-underline-width="auto" style:text-underline-color="font-color" officeooo:rsid="00478c64"/>
    </style:style>
    <style:style style:name="T60" style:family="text">
      <style:text-properties style:font-name="Arial1" officeooo:rsid="00478c64"/>
    </style:style>
    <style:style style:name="T61" style:family="text">
      <style:text-properties style:font-name="Arial1" fo:font-size="14pt" fo:font-weight="bold" officeooo:rsid="0052b262" style:font-size-asian="14pt" style:font-weight-asian="bold" style:font-size-complex="14pt" style:font-weight-complex="bold"/>
    </style:style>
    <style:style style:name="T62" style:family="text">
      <style:text-properties style:font-name="Arial1" fo:font-weight="normal" officeooo:rsid="00913bc2" style:font-weight-asian="normal" style:font-weight-complex="normal"/>
    </style:style>
    <style:style style:name="T63" style:family="text">
      <style:text-properties style:font-name="Arial1" fo:font-size="12pt" fo:font-weight="normal" officeooo:rsid="003fed63" style:font-size-asian="12pt" style:font-weight-asian="normal" style:font-size-complex="12pt" style:font-weight-complex="normal"/>
    </style:style>
    <style:style style:name="T64" style:family="text">
      <style:text-properties style:font-name="Arial1" officeooo:rsid="00133ed8"/>
    </style:style>
    <style:style style:name="T65" style:family="text">
      <style:text-properties style:font-name="Arial1" officeooo:rsid="00daae6a"/>
    </style:style>
    <style:style style:name="T66" style:family="text">
      <style:text-properties style:font-name="Arial1" officeooo:rsid="001a4f35"/>
    </style:style>
    <style:style style:name="T67" style:family="text">
      <style:text-properties style:font-name="Arial1" officeooo:rsid="00244a1b"/>
    </style:style>
    <style:style style:name="T68" style:family="text">
      <style:text-properties style:font-name="Arial1" officeooo:rsid="00250034"/>
    </style:style>
    <style:style style:name="T69" style:family="text">
      <style:text-properties style:font-name="Arial1" officeooo:rsid="002809d4"/>
    </style:style>
    <style:style style:name="T70" style:family="text">
      <style:text-properties style:font-name="Arial1" fo:font-style="italic" fo:font-weight="bold" officeooo:rsid="00250034" style:font-style-asian="italic" style:font-weight-asian="bold" style:font-style-complex="italic" style:font-weight-complex="bold"/>
    </style:style>
    <style:style style:name="T71" style:family="text">
      <style:text-properties officeooo:rsid="00de2e2e"/>
    </style:style>
    <style:style style:name="T72" style:family="text">
      <style:text-properties fo:font-weight="normal" officeooo:rsid="00dd14f1" style:font-weight-asian="normal" style:font-weight-complex="normal"/>
    </style:style>
    <style:style style:name="T73" style:family="text">
      <style:text-properties fo:font-weight="normal" officeooo:rsid="0053c57c" style:font-weight-asian="normal" style:font-weight-complex="normal"/>
    </style:style>
    <style:style style:name="T74" style:family="text">
      <style:text-properties officeooo:rsid="00cab60c"/>
    </style:style>
    <style:style style:name="T75" style:family="text">
      <style:text-properties style:use-window-font-color="true" loext:opacity="0%" style:font-name="Courier New" fo:background-color="#ffffff" loext:char-shading-value="0"/>
    </style:style>
    <style:style style:name="T76" style:family="text">
      <style:text-properties officeooo:rsid="00d9b565"/>
    </style:style>
    <style:style style:name="T77" style:family="text">
      <style:text-properties officeooo:rsid="00daae6a"/>
    </style:style>
    <style:style style:name="T78" style:family="text">
      <style:text-properties officeooo:rsid="0041588e"/>
    </style:style>
    <style:style style:name="T79" style:family="text">
      <style:text-properties officeooo:rsid="004f6ca0"/>
    </style:style>
    <style:style style:name="T80" style:family="text">
      <style:text-properties officeooo:rsid="0050396b"/>
    </style:style>
    <style:style style:name="T81" style:family="text">
      <style:text-properties fo:color="#00af00" loext:opacity="100%" style:font-name="Courier New" fo:background-color="#ffffff" loext:char-shading-value="0"/>
    </style:style>
    <style:style style:name="T82" style:family="text">
      <style:text-properties officeooo:rsid="000d5f60"/>
    </style:style>
    <style:style style:name="T83" style:family="text">
      <style:text-properties officeooo:rsid="000fc409"/>
    </style:style>
    <style:style style:name="T84" style:family="text">
      <style:text-properties officeooo:rsid="00114a85"/>
    </style:style>
    <style:style style:name="T85" style:family="text">
      <style:text-properties officeooo:rsid="0012410a"/>
    </style:style>
    <style:style style:name="T86" style:family="text">
      <style:text-properties officeooo:rsid="00133ed8"/>
    </style:style>
    <style:style style:name="T87" style:family="text">
      <style:text-properties style:font-name="Arial" fo:font-size="14.1000003814697pt" fo:font-weight="bold" officeooo:rsid="001a4f35" style:font-name-asian="Arial Unicode MS" style:font-size-asian="14.1000003814697pt" style:font-weight-asian="bold" style:font-name-complex="Mangal" style:font-size-complex="14.1000003814697pt" style:font-weight-complex="bold"/>
    </style:style>
    <style:style style:name="T88" style:family="text">
      <style:text-properties style:font-name="Arial2"/>
    </style:style>
    <style:style style:name="T8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kaz OCP 4</text:p>
      <text:p text:style-name="P10"/>
      <text:list xml:id="list2985467082" text:style-name="L1">
        <text:list-item>
          <text:p text:style-name="P28"><office:annotation office:name="__Annotation__1203_2538934636" loext:resolved="false"><dc:creator>Nieznany autor</dc:creator><dc:date>2021-12-10T11:02:44.406469181</dc:date><text:p text:style-name="P45"><text:span text:style-name="T90">Przemek</text:span></text:p></office:annotation><text:span text:style-name="T31">Prezentacja</text:span><text:span text:style-name="T17"> techniczna</text:span><office:annotation-end office:name="__Annotation__1203_2538934636"/><text:span text:style-name="T17"> OpenShift </text:span><text:span text:style-name="T1">100% K8s PKO</text:span><text:span text:style-name="T3">(</text:span><text:span text:style-name="T19">2-OpenShift-100Proc-K8s-PKO.odp</text:span><text:span text:style-name="T18">)</text:span></text:p>
          <text:list>
            <text:list-item>
              <text:p text:style-name="P28"><text:span text:style-name="T32">pokazać OCP. Konsola: </text:span><text:span text:style-name="T33">menu ogólnie</text:span><text:span text:style-name="T32">, </text:span><text:span text:style-name="T33">widok: </text:span><text:span text:style-name="T32">admin/dev</text:span></text:p>
            </text:list-item>
            <text:list-item>
              <text:p text:style-name="P28"><text:span text:style-name="T34">w projekcie jboss-dev powołać kontener z template </text:span><text:span text:style-name="T35">EAP 7.2 (kitchensink)</text:span></text:p>
            </text:list-item>
          </text:list>
        </text:list-item>
        <text:list-item>
          <text:p text:style-name="P28"><office:annotation office:name="__Annotation__1204_2538934636" loext:resolved="false"><dc:creator>Nieznany autor</dc:creator><dc:date>2021-12-10T11:03:05.502726600</dc:date><text:p text:style-name="P45"><text:span text:style-name="T90">Przemek</text:span></text:p></office:annotation><text:span text:style-name="T31">Prezentacja</text:span><text:span text:style-name="T36">: Whats new</text:span><office:annotation-end office:name="__Annotation__1204_2538934636"/><text:span text:style-name="T36"> in OCP 4.</text:span><text:span text:style-name="T37">x {4/6/7/...}</text:span></text:p>
          <text:list>
            <text:list-item>
              <text:p text:style-name="P29"><office:annotation office:name="__Annotation__1205_2538934636" loext:resolved="false"><dc:creator>Nieznany autor</dc:creator><dc:date>2021-12-10T11:03:25.257024045</dc:date><text:p text:style-name="P45"><text:span text:style-name="T90">Sebastian</text:span></text:p></office:annotation>Typy instalacji OCP<text:span text:style-name="T82">4</text:span><office:annotation-end office:name="__Annotation__1205_2538934636"/>: </text:p>
              <text:list>
                <text:list-item>
                  <text:p text:style-name="P28">OpenShift Installer Provisioned Infrastructure <text:span text:style-name="T38">(IPI)</text:span></text:p>
                </text:list-item>
                <text:list-item>
                  <text:p text:style-name="P28"><text:span text:style-name="T42">OpenShift </text:span><text:span text:style-name="T43">User</text:span><text:span text:style-name="T42"> Provisioned Infrastructure </text:span><text:span text:style-name="T39">(</text:span><text:span text:style-name="T40">U</text:span><text:span text:style-name="T39">PI)</text:span></text:p>
                </text:list-item>
              </text:list>
            </text:list-item>
          </text:list>
        </text:list-item>
        <text:list-item>
          <text:p text:style-name="P30">Console Customization ???</text:p>
        </text:list-item>
        <text:list-item>
          <text:p text:style-name="P31">Upgrade OCP<text:span text:style-name="T82">4</text:span><text:span text:style-name="T82"><office:annotation loext:resolved="false"><dc:creator>Nieznany autor</dc:creator><dc:date>2021-12-10T11:05:57.471909847</dc:date><text:p text:style-name="P45"><text:span text:style-name="T90">Przemek</text:span></text:p></office:annotation></text:span> pomiędzy wersjami <text:span text:style-name="T82">(strony RH sprawdzające możliwość przejścia)</text:span></text:p>
        </text:list-item>
        <text:list-item>
          <text:p text:style-name="P32"><office:annotation office:name="__Annotation__1251_2538934636" loext:resolved="false"><dc:creator>Nieznany autor</dc:creator><dc:date>2021-12-10T11:52:16.197684986</dc:date><text:p text:style-name="P45"><text:span text:style-name="T90">Sebastian</text:span></text:p></office:annotation><text:span text:style-name="T44">ISTIO</text:span><office:annotation-end office:name="__Annotation__1251_2538934636"/><text:span text:style-name="T44"> </text:span><text:span text:style-name="T83">2</text:span><text:span text:style-name="T45">.0</text:span></text:p>
        </text:list-item>
        <text:list-item>
          <text:p text:style-name="P33"><office:annotation office:name="__Annotation__1252_2538934636" loext:resolved="false"><dc:creator>Nieznany autor</dc:creator><dc:date>2021-12-10T11:52:35.710330097</dc:date><text:p text:style-name="P45"><text:span text:style-name="T90">Przemek</text:span></text:p></office:annotation>Metryki<office:annotation-end office:name="__Annotation__1252_2538934636"/> z poziomu User Workload</text:p>
        </text:list-item>
        <text:list-item>
          <text:p text:style-name="P32"><office:annotation office:name="__Annotation__1206_2538934636" loext:resolved="false"><dc:creator>Nieznany autor</dc:creator><dc:date>2021-12-10T11:05:10.167140813</dc:date><text:p text:style-name="P45"><text:span text:style-name="T90">Sebastian</text:span></text:p></office:annotation>Auto skalowanie HPA<office:annotation-end office:name="__Annotation__1206_2538934636"/></text:p>
        </text:list-item>
        <text:list-item>
          <text:p text:style-name="P34"><office:annotation office:name="__Annotation__1207_2538934636" loext:resolved="false"><dc:creator>Nieznany autor</dc:creator><dc:date>2021-12-10T11:05:18.188216732</dc:date><text:p text:style-name="P45"><text:span text:style-name="T90">Przemek</text:span></text:p></office:annotation>Network Policy<office:annotation-end office:name="__Annotation__1207_2538934636"/></text:p>
        </text:list-item>
        <text:list-item>
          <text:p text:style-name="P34"><office:annotation office:name="__Annotation__1250_2538934636" loext:resolved="false"><dc:creator>Nieznany autor</dc:creator><dc:date>2021-12-10T11:51:50.615367641</dc:date><text:p text:style-name="P45"><text:span text:style-name="T90">Sebastian</text:span></text:p></office:annotation>RHACS<office:annotation-end office:name="__Annotation__1250_2538934636"/></text:p>
        </text:list-item>
      </text:list>
      <text:p text:style-name="P11"/>
      <text:p text:style-name="P9"><text:line-break/></text:p>
      <text:h text:style-name="P26" text:outline-level="3"><text:span text:style-name="T84">2</text:span><text:span text:style-name="T71">. </text:span>Dodawanie maszyny w instalacji IPI</text:h>
      <text:p text:style-name="P17">Sprawdzenie jakie mamy machine-config i machine-set:</text:p>
      <text:p text:style-name="P9"><text:span text:style-name="T72">Można brutalnie po instalacji</text:span><text:span text:style-name="T73"> k8s adminiem ;-)<text:line-break/></text:span><text:span text:style-name="T24">export KUBECONFIG=/root/INSTALL_ALL_CONFIG/ose4.3-install/install-rhvose/auth/kubeconfig</text:span><text:span text:style-name="T48"><text:line-break/></text:span></text:p>
      <text:p text:style-name="P9"><text:span text:style-name="T54">Powinno pokazać nody z </text:span><text:span text:style-name="T55">klastra </text:span><text:span text:style-name="T54">rhvose: </text:span><text:span text:style-name="T20">oc get nodes</text:span><text:span text:style-name="T48"><text:line-break/></text:span><text:span text:style-name="T56">operatory:</text:span><text:span text:style-name="T49"> </text:span><text:span text:style-name="T20">oc project openshift-machine-config-operator</text:span><text:span text:style-name="T2"><text:line-break/></text:span></text:p>
      <text:p text:style-name="P9"><text:span text:style-name="T21">oc project openshift-machine-api</text:span><text:span text:style-name="T6"><text:line-break/></text:span><text:span text:style-name="T21">oc get machineconfigpools</text:span><text:span text:style-name="T6"><text:line-break/></text:span><text:span text:style-name="T21">oc get machineconfig<text:line-break/><text:line-break/>oc describe machineconfigs </text:span><text:span text:style-name="T22">00-master / </text:span><text:span text:style-name="T21">00-worker </text:span><text:span text:style-name="T22">|head</text:span><text:span text:style-name="T21"><text:line-break/>Name:         00-master <text:line-break/>Namespace:     <text:line-break/>Labels:       machineconfiguration.openshift.io/</text:span><text:span text:style-name="T26">role=master<text:line-break/> <text:s text:c="47"/>role=worker</text:span><text:span text:style-name="T29"><text:line-break/></text:span><text:span text:style-name="T26"> </text:span><text:span text:style-name="T30"><text:line-break/></text:span><text:span text:style-name="T21">oc get machinesets.machine.openshift.io<text:line-break/>oc scale --replicas=3 machineset rhvose-nwmhq-worker-0</text:span></text:p>
      <text:h text:style-name="P26" text:outline-level="3"><text:soft-page-break/><text:span text:style-name="T84">3</text:span><text:span text:style-name="T74">. </text:span>Console Customization:</text:h>
      <text:p text:style-name="P12"><text:tab/>W konsoli www: <text:span text:style-name="T2">Admin→Projects→</text:span><text:span text:style-name="T15">naszaNazwa</text:span>. Powinien pokazać się Luncher do widoku Dev-graph.</text:p>
      <text:p text:style-name="P4"><text:span text:style-name="T25">/laby/KONTENERY/OSE4/openshift/OSE4/Console-Customization</text:span><text:span text:style-name="T63"><text:line-break/></text:span><text:a xlink:type="simple" xlink:href="https://docs.openshift.com/container-platform/4.6/web_console/customizing-the-web-console.html#customizing-the-login-page_customizing-web-console" text:style-name="Internet_20_link" text:visited-style-name="Visited_20_Internet_20_Link"><text:span text:style-name="T63">https://docs.openshift.com/container-platform/4.6/web_console/customizing-the-web-console.html#customizing-the-login-page_customizing-web-console</text:span></text:a></text:p>
      <text:p text:style-name="P2"/>
      <text:h text:style-name="P26" text:outline-level="3"><text:span text:style-name="T85">4</text:span><text:span text:style-name="T76">. </text:span>Upgrade OCP pomiędzy wersjami.</text:h>
      <text:h text:style-name="P25" text:outline-level="3">Nie da się w dowolnym momencie przeskoczyć do innej gałęzi – nawet STABLE!<text:line-break/>Są odpowiednie ścieżki przejścia pomiędzy wersjami:<text:line-break/><text:a xlink:type="simple" xlink:href="https://access.redhat.com/solutions/4606811" text:style-name="Internet_20_link" text:visited-style-name="Visited_20_Internet_20_Link"><text:span text:style-name="T53">https://access.redhat.com/solutions/4606811</text:span></text:a></text:h>
      <text:h text:style-name="P25" text:outline-level="3"><text:a xlink:type="simple" xlink:href="https://access.redhat.com/labs/ocpupgradegraph/update_path" text:style-name="Internet_20_link" text:visited-style-name="Visited_20_Internet_20_Link"><text:span text:style-name="T53">https://access.redhat.com/labs/ocpupgradegraph/update_path</text:span></text:a></text:h>
      <text:p text:style-name="P9"><text:span text:style-name="T57">Wpisać w tym ostatnim np.: </text:span><text:span text:style-name="T7">stable-4.5, current: 4.5.35, target: 4.6.21</text:span><text:span text:style-name="T57"><text:line-break/><text:line-break/></text:span><text:span text:style-name="T58">I</text:span><text:span text:style-name="T57">nne kombinacje nie dadzą rezultatu, bo nie ma takiej ścieżki przejścia na grafie:<text:line-break/></text:span><text:a xlink:type="simple" xlink:href="https://access.redhat.com/labs/ocpupgradegraph/update_channel" text:style-name="Internet_20_link" text:visited-style-name="Visited_20_Internet_20_Link"><text:span text:style-name="T57">https://access.redhat.com/labs/ocpupgradegraph/update_channel</text:span></text:a></text:p>
      <text:p text:style-name="P3"/>
      <text:h text:style-name="P26" text:outline-level="3"><text:span text:style-name="T86">5</text:span><text:span text:style-name="T77">. </text:span>ISTIO</text:h>
      <text:p text:style-name="P44"><text:span text:style-name="T78">Test czy odpowiada catalog v1 i v2:<text:line-break/>Zmienne do tego ćwiczenia są w .bashrc </text:span><text:span text:style-name="T52">(NA BASTION)</text:span><text:span text:style-name="T78">: </text:span><text:span text:style-name="T20">cat ~/.bashrc</text:span></text:p>
      <text:p text:style-name="P44"><text:span text:style-name="T23">[ </text:span><text:span text:style-name="T28">export OCP_TUTORIAL_PROJECT=istio-tutor <text:line-break/> <text:s/>export GATEWAY_URL=istio-ingressgateway-istio-system.apps.ose4.pk.test ]</text:span><text:span text:style-name="T23"><text:line-break/></text:span><text:span text:style-name="T48"><text:line-break/></text:span>Opis <text:span text:style-name="T79">ć</text:span>wiczenia <text:span text:style-name="T79">(na lapku)</text:span>: <text:span text:style-name="T9">cd </text:span><text:span text:style-name="T27">/laby/KONTENERY/OSE4/openshift/ISTIO/</text:span><text:span text:style-name="T50"><text:line-break/></text:span><text:span text:style-name="T47">Wywołanie ruchu</text:span><text:span text:style-name="T80"> (jednorazowe)</text:span><text:span text:style-name="T51">: </text:span><text:span text:style-name="T11">curl $GATEWAY_URL</text:span></text:p>
      <text:p text:style-name="P14"><text:span text:style-name="T46">Generowanie ruchu</text:span>:<text:line-break/><text:span text:style-name="T10">lab/ocp-service-mesh-foundations/scripts/run-all.sh</text:span></text:p>
      <text:p text:style-name="P13"><text:span text:style-name="T46">Zmiana rozłożenia ruchu</text:span>:</text:p>
      <text:p text:style-name="P18">Już to zrobiłem:</text:p>
      <text:p text:style-name="P1"><text:span text:style-name="T20">oc create -f istiofiles/destination-rule-catalog-v1-v2.yml -n $OCP_TUTORIAL_PROJECT</text:span><text:line-break/><text:line-break/><text:span text:style-name="T59">Sterowanie ruchem, można zmieniać</text:span><text:span text:style-name="T60">:</text:span></text:p>
      <text:p text:style-name="P9"><text:span text:style-name="T12">oc create/</text:span><text:span text:style-name="T13">replace</text:span><text:span text:style-name="T12"> -f </text:span><text:span text:style-name="T20">lab/ocp-service-mesh-foundations/istiofiles/</text:span><text:span text:style-name="T81">virtual-service-catalog-v1_and_v2_70_30.yml </text:span><text:span text:style-name="T75">-n $OCP_TUTORIAL_PROJECT</text:span></text:p>
      <text:p text:style-name="P9"><text:span text:style-name="T75"/></text:p>
      <text:p text:style-name="P9"><text:span text:style-name="T75">1. Znajdujemy się w namespace istio-tutor</text:span></text:p>
      <text:p text:style-name="P9"><text:span text:style-name="T75">oc project istio-tutor</text:span></text:p>
      <text:p text:style-name="P9"><text:span text:style-name="T75">Ustawiamy ruh do Naszej aplikacji tylko v1 (obecnie działająca)</text:span></text:p>
      <text:p text:style-name="P9"><text:span text:style-name="T75"/></text:p>
      <text:p text:style-name="P9"><text:span text:style-name="T75">export KUBECONFIG=/home/sszewc/UPI_OCP4.x/openshift-install-upi/install-vcenter-ocp/auth/kubeconfig</text:span></text:p>
      <text:p text:style-name="P9"><text:span text:style-name="T75">cd /home/sszewc/UPI_OCP4.x/osmf/ocp-service-mesh-foundations-master</text:span></text:p>
      <text:p text:style-name="P9"><text:span text:style-name="T75"/></text:p>
      <text:p text:style-name="P9"><text:span text:style-name="T75">100% na v1</text:span></text:p>
      <text:p text:style-name="P9"><text:span text:style-name="T75">oc replace -f istiofiles/virtual-service-catalog-v1.yml</text:span></text:p>
      <text:p text:style-name="P9"><text:soft-page-break/><text:span text:style-name="T75"/></text:p>
      <text:p text:style-name="P9"><text:span text:style-name="T75">zasilamy aplikację generujemy ruch</text:span></text:p>
      <text:p text:style-name="P9"><text:span text:style-name="T75">bash scripts/run-all.sh</text:span></text:p>
      <text:p text:style-name="P9"><text:span text:style-name="T75"/></text:p>
      <text:p text:style-name="P9"><text:span text:style-name="T75">90/10</text:span></text:p>
      <text:p text:style-name="P9"><text:span text:style-name="T75">oc replace -f istiofiles/virtual-service-catalog-v1_and_v2_90_10.yml</text:span></text:p>
      <text:p text:style-name="P9"><text:span text:style-name="T75">bash scripts/run-all.sh</text:span></text:p>
      <text:p text:style-name="P9"><text:span text:style-name="T75"/></text:p>
      <text:p text:style-name="P9"><text:span text:style-name="T75">50/50</text:span></text:p>
      <text:p text:style-name="P9"><text:span text:style-name="T75">oc replace -f istiofiles/virtual-service-catalog-v1_and_v2_50_50.yml</text:span></text:p>
      <text:p text:style-name="P9"><text:span text:style-name="T75">bash scripts/run-all.sh</text:span></text:p>
      <text:p text:style-name="P9"><text:span text:style-name="T75"/></text:p>
      <text:p text:style-name="P9"><text:span text:style-name="T75">10/90</text:span></text:p>
      <text:p text:style-name="P9"><text:span text:style-name="T75">oc replace -f istiofiles/virtual-service-catalog-v1_and_v2_10_90.yml</text:span></text:p>
      <text:p text:style-name="P9"><text:span text:style-name="T75">bash scripts/run-all.sh</text:span></text:p>
      <text:p text:style-name="P9"><text:span text:style-name="T75"/></text:p>
      <text:p text:style-name="P9"><text:span text:style-name="T75">100% na v2</text:span></text:p>
      <text:p text:style-name="P9"><text:span text:style-name="T75">oc replace -f istiofiles/virtual-service-catalog-v2.yml</text:span></text:p>
      <text:p text:style-name="P9"><text:span text:style-name="T75">bash scripts/run-all.sh</text:span></text:p>
      <text:p text:style-name="P19"/>
      <text:p text:style-name="P9"><text:span text:style-name="T61">Jaeger – tracing platform for ISTIO:<text:line-break/></text:span><text:span text:style-name="T62">Jaeger is an open source distributed tracing platform that you can use for monitoring, network profiling, and troubleshooting the interaction between components in modern, cloud-native, microservices-based applications. Jaeger is based on the vendor-neutral OpenTracing APIs and instrumentation.</text:span><text:span text:style-name="T48"><text:line-break/></text:span></text:p>
      <text:h text:style-name="P27" text:outline-level="3"><text:span text:style-name="T64">6</text:span><text:span text:style-name="T65">. </text:span><text:span text:style-name="T64">UserWorkload</text:span></text:h>
      <text:p text:style-name="P15"><text:tab/>Pokazać, że z naszej testowej aplikacji zbierają się metryki na endpoint’cie /metrics.</text:p>
      <text:p text:style-name="P23"><text:span text:style-name="T62">Curl </text:span><text:a xlink:type="simple" xlink:href="http://route.do.apki/metrics" text:style-name="Internet_20_link" text:visited-style-name="Visited_20_Internet_20_Link"><text:span text:style-name="T62">http://route.do.apki/metrics</text:span></text:a></text:p>
      <text:p text:style-name="P15">Pokazać w metrykach OCP i w grafanie centralnej (powinny być zbierane)</text:p>
      <text:p text:style-name="P16">Pokazać: <text:span text:style-name="T2">oc get/describe servicemonitor </text:span><text:span text:style-name="T14">nazwaPromMonitora</text:span></text:p>
      <text:p text:style-name="P8"><text:span text:style-name="T41">7. A</text:span><text:span text:style-name="T38">UTOSCALER</text:span></text:p>
      <text:p text:style-name="P22"><text:span text:style-name="T88">1) podman run </text:span>quay.io/redhattraining/loadtest:v1.0<text:line-break/><text:span text:style-name="T53"> <text:s text:c="3"/>pobierze nam obraz treningowej aplikacji RH ;-)<text:line-break/>2) MUSZĄ być requesty i limity, bo bez tego nie działa HPA.<text:line-break/> <text:s text:c="3"/>Musimy napisać pliczek deploymentu:</text:span></text:p>
      <text:p text:style-name="P24"><text:span text:style-name="T53"><text:s/>.............</text:span><text:line-break/>containers:<text:line-break/> - image: quay.io/redhattraining/loadtest:v1.0<text:line-break/> <text:s text:c="2"/>name: loadtest<text:line-break/> <text:s text:c="5"/>resources:<text:line-break/> <text:s text:c="8"/>requests:<text:line-break/> <text:s text:c="11"/>cpu: "25m"<text:line-break/> <text:s text:c="11"/>memory: 25Mi<text:line-break/> <text:s text:c="7"/>limits:<text:line-break/> <text:s text:c="10"/>cpu: "100m"<text:line-break/> <text:s text:c="10"/>memory: 100Mi<text:line-break/> ......<text:line-break/>3) <text:span text:style-name="T2">oc create --save-config -f loadtest.yaml</text:span><text:line-break/>4) <text:span text:style-name="T2">oc describe pod/loadtest-xcsdfw | grep -A2 -E "Limits|Requests"</text:span><text:line-break/> <text:s text:c="3"/>Powinno pokazać nasze dane z deploymentu ;-)<text:line-break/>5) <text:span text:style-name="T8">oc autoscale deployment/loadtest --min 2 --max 10 --cpu-percent 50</text:span><text:line-break/>6) czekamy z 5min aż policzy statystyki i pokaże ile jest oecnie:<text:line-break/> <text:s text:c="3"/><text:span text:style-name="T2">watch oc get hpa/loadtet</text:span><text:line-break/>7) robimy route do tej apki:<text:line-break/> <text:s text:c="3"/><text:span text:style-name="T2">oc expose service loadtest</text:span><text:line-break/>8) pukamy do API aplikacji by dać jej popalić po CPU<text:line-break/> <text:s text:c="3"/>curl -X GET <text:a xlink:type="simple" xlink:href="http://loadtest-nasz_namespace.apps.ocp4.pekao.pl/api/loadtest/v1/cpu/1" text:style-name="Internet_20_link" text:visited-style-name="Visited_20_Internet_20_Link">http://loadtest-nasz_namespace.apps.ocp4.pekao.pl/api/loadtest/v1/cpu/1</text:a><text:line-break/>9) na drugiej konsoli możemy obserwować komendę z p.6<text:line-break/>10) można pokazać inne tematy, bo loadtest dopiero po paru minutach wróci w dół.<text:line-break/> <text:s text:c="5"/>Będzie pokazywał znów min=2 pody.</text:p>
      <text:p text:style-name="P20">8. NetworkPolicy</text:p>
      <text:p text:style-name="P5"><text:span text:style-name="Source_20_Text"><text:span text:style-name="T66"><text:tab/></text:span></text:span><text:span text:style-name="Source_20_Text"><text:span text:style-name="T70">Dwa projekty:</text:span></text:span></text:p>
      <text:list xml:id="list2782885622" text:style-name="L2">
        <text:list-item>
          <text:p text:style-name="P35"><text:span text:style-name="Source_20_Text"><text:span text:style-name="T67">net-policy1 label namespace name=network1</text:span></text:span></text:p>
        </text:list-item>
        <text:list-item>
          <text:p text:style-name="P35"><text:span text:style-name="Source_20_Text"><text:span text:style-name="T67">net-policy2 label namespace name=network2</text:span></text:span></text:p>
        </text:list-item>
      </text:list>
      <text:p text:style-name="P6"><text:span text:style-name="Source_20_Text"><text:span text:style-name="T67"><text:tab/></text:span></text:span><text:span text:style-name="Source_20_Text"><text:span text:style-name="T70">Trzy przykładowe policy:</text:span></text:span></text:p>
      <text:list xml:id="list2512624969" text:style-name="L3">
        <text:list-item>
          <text:p text:style-name="P36"><text:span text:style-name="Source_20_Text"><text:span text:style-name="T68">deny-all</text:span></text:span></text:p>
        </text:list-item>
        <text:list-item>
          <text:p text:style-name="P36"><text:span text:style-name="Source_20_Text"><text:span text:style-name="T68">allow-ns-all</text:span></text:span></text:p>
        </text:list-item>
        <text:list-item>
          <text:p text:style-name="P36"><text:span text:style-name="Source_20_Text"><text:span text:style-name="T68">allow-ns-spec</text:span></text:span></text:p>
        </text:list-item>
      </text:list>
      <text:p text:style-name="P7"><text:span text:style-name="Source_20_Text"><text:span text:style-name="T68"><text:tab/></text:span></text:span><text:span text:style-name="Source_20_Text"><text:span text:style-name="T70">Przebieg:</text:span></text:span></text:p>
      <text:list xml:id="list2155693867" text:style-name="L4">
        <text:list-item>
          <text:p text:style-name="P37"><text:span text:style-name="Source_20_Text"><text:span text:style-name="T68">w net-policy1 powołujemy 2 aplikacje: hello i sample<text:line-break/> </text:span></text:span><text:span text:style-name="Source_20_Text"><text:span text:style-name="T4">oc new-app --name sample/</text:span></text:span><text:span text:style-name="Source_20_Text"><text:span text:style-name="T5">hello</text:span></text:span><text:span text:style-name="Source_20_Text"><text:span text:style-name="T4"> --docker-image <text:s/>quay.io/redhattraining/hello-world-nginx:v1.0</text:span></text:span></text:p>
        </text:list-item>
        <text:list-item>
          <text:p text:style-name="P38"><text:span text:style-name="Source_20_Text"><text:span text:style-name="T68">w net-policy2 powołujemy 1 aplikację: test<text:line-break/></text:span></text:span><text:span text:style-name="Source_20_Text"><text:span text:style-name="T4">oc new-app --name </text:span></text:span><text:span text:style-name="Source_20_Text"><text:span text:style-name="T5">test</text:span></text:span><text:span text:style-name="Source_20_Text"><text:span text:style-name="T4"> --docker-image <text:s/>quay.io/redhattraining/hello-world-nginx:v1.0</text:span></text:span></text:p>
        </text:list-item>
        <text:list-item>
          <text:p text:style-name="P39"><text:span text:style-name="Source_20_Text"><text:span text:style-name="T69">z poda </text:span></text:span><text:span text:style-name="Source_20_Text"><text:span text:style-name="T16">hello</text:span></text:span><text:span text:style-name="Source_20_Text"><text:span text:style-name="T69"> robimy </text:span></text:span><text:span text:style-name="Source_20_Text"><text:span text:style-name="T16">curl http://ip_pod_test:8080</text:span></text:span></text:p>
        </text:list-item>
        <text:list-item>
          <text:p text:style-name="P40">w net-policy2 po kolei aplikujemy po jednej policy i pokazujemy</text:p>
          <text:p text:style-name="P41">zmieniamy poda na <text:span text:style-name="T89">sample</text:span> dla policy <text:span text:style-name="T89">specyfic</text:span>.</text:p>
        </text:list-item>
        <text:list-item>
          <text:p text:style-name="P40">można pokazać stakowanie allow, że zadziała pierwsza</text:p>
        </text:list-item>
        <text:list-item>
          <text:p text:style-name="P42">Jak zrobić EGRES z namespace??? <text:a xlink:type="simple" xlink:href="https://docs.openshift.com/container-platform/4.6/networking/openshift_sdn/configuring-egress-firewall.html" text:style-name="Internet_20_link" text:visited-style-name="Visited_20_Internet_20_Link">https://docs.openshift.com/container-platform/4.6/networking/openshift_sdn/configuring-egress-firewall.html</text:a><text:line-break/></text:p>
        </text:list-item>
      </text:list>
      <text:p text:style-name="P21"><text:span text:style-name="Source_20_Text"><text:span text:style-name="T87">9. RHAC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0:30:03.729552739</meta:creation-date>
    <dc:date>2022-01-14T13:01:42.380786695</dc:date>
    <meta:editing-duration>PT3H38M9S</meta:editing-duration>
    <meta:editing-cycles>30</meta:editing-cycles>
    <meta:generator>LibreOffice/7.2.5.2.0$Linux_X86_64 LibreOffice_project/20$Build-2</meta:generator>
    <meta:document-statistic meta:table-count="0" meta:image-count="0" meta:object-count="0" meta:page-count="4" meta:paragraph-count="83" meta:word-count="667" meta:character-count="6194" meta:non-whitespace-character-count="5445"/>
  </office:meta>
</office:document-meta>
</file>